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99in"/>
    </style:style>
    <style:style style:name="co3" style:family="table-column">
      <style:table-column-properties fo:break-before="auto" style:column-width="1.122in"/>
    </style:style>
    <style:style style:name="co4" style:family="table-column">
      <style:table-column-properties fo:break-before="auto" style:column-width="1.81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2.9917in" fo:break-before="auto" style:use-optimal-row-height="true"/>
    </style:style>
    <style:style style:name="ro3" style:family="table-row">
      <style:table-row-properties style:row-height="2.3075in" fo:break-before="auto" style:use-optimal-row-height="true"/>
    </style:style>
    <style:style style:name="ro4" style:family="table-row">
      <style:table-row-properties style:row-height="2.7638in" fo:break-before="auto" style:use-optimal-row-height="true"/>
    </style:style>
    <style:style style:name="ro5" style:family="table-row">
      <style:table-row-properties style:row-height="0.939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ptos" fo:font-size="12pt" fo:language="en" fo:country="MY" fo:font-style="normal" fo:text-shadow="none" style:text-underline-style="none" fo:font-weight="bold" style:text-underline-mode="continuous" style:text-overline-mode="continuous" style:text-line-through-mode="continuous" style:font-name-asian="Aptos1" style:font-size-asian="12pt" style:language-asian="en" style:country-asian="US" style:font-style-asian="normal" style:font-weight-asian="normal" style:font-name-complex="Aptos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ptos" fo:font-size="12pt" fo:language="en" fo:country="MY" fo:font-style="normal" fo:text-shadow="none" style:text-underline-style="none" fo:font-weight="normal" style:text-underline-mode="continuous" style:text-overline-mode="continuous" style:text-line-through-mode="continuous" style:font-name-asian="Aptos1" style:font-size-asian="12pt" style:language-asian="en" style:country-asian="US" style:font-style-asian="normal" style:font-weight-asian="normal" style:font-name-complex="Aptos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Apto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ptos1" style:font-size-asian="12pt" style:language-asian="en" style:country-asian="US" style:font-style-asian="normal" style:font-weight-asian="normal" style:font-name-complex="Aptos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order-bottom="0.06pt solid #000000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Aptos" fo:font-size="12pt" fo:language="en" fo:country="MY" fo:font-style="normal" fo:text-shadow="none" style:text-underline-style="none" fo:font-weight="normal" style:text-underline-mode="continuous" style:text-overline-mode="continuous" style:text-line-through-mode="continuous" style:font-name-asian="Aptos1" style:font-size-asian="12pt" style:language-asian="en" style:country-asian="US" style:font-style-asian="normal" style:font-weight-asian="normal" style:font-name-complex="Aptos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6380" table:default-cell-style-name="ce4"/>
        <table:table-row table:style-name="ro1"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Values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roject Nam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Work Type</text:p>
          </table:table-cell>
          <table:table-cell table:style-name="ce5" office:value-type="string" calcext:value-type="string">
            <text:p>Select Field</text:p>
          </table:table-cell>
          <table:table-cell table:style-name="ce5" office:value-type="string" calcext:value-type="string">
            <text:p>Modelling</text:p>
            <text:p>Families</text:p>
            <text:p>Clash Analysis</text:p>
            <text:p>4D Simulation</text:p>
            <text:p>Quantification</text:p>
            <text:p>Rectification</text:p>
            <text:p>Tender Drawings</text:p>
            <text:p>Construction Drawings</text:p>
            <text:p>As-Built Drawings</text:p>
            <text:p>BIM Execution Plan (Project)</text:p>
            <text:p>BIM Execution Plan (Tender)</text:p>
            <text:p>Progress Report</text:p>
            <text:p>Model Review</text:p>
          </table:table-cell>
          <table:table-cell table:number-columns-repeated="1638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oftware</text:p>
          </table:table-cell>
          <table:table-cell table:style-name="ce5" office:value-type="string" calcext:value-type="string">
            <text:p>Select Field</text:p>
          </table:table-cell>
          <table:table-cell table:style-name="ce5" office:value-type="string" calcext:value-type="string">
            <text:p>Autodesk Revit</text:p>
            <text:p>Autodesk Civil 3D</text:p>
            <text:p>Autodesk Infraworks</text:p>
            <text:p>Twin Motion</text:p>
            <text:p>Autodesk Plant 3D</text:p>
            <text:p>Autodesk AutoCAD</text:p>
            <text:p>Autodesk Forma</text:p>
            <text:p>Microsoft Word</text:p>
            <text:p>Microsoft Project</text:p>
            <text:p>Microsoft Excel</text:p>
          </table:table-cell>
          <table:table-cell table:number-columns-repeated="1638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omponent (Trade)</text:p>
          </table:table-cell>
          <table:table-cell table:style-name="ce5" office:value-type="string" calcext:value-type="string">
            <text:p>Select Field</text:p>
          </table:table-cell>
          <table:table-cell table:style-name="ce5" office:value-type="string" calcext:value-type="string">
            <text:p>Architecture Building</text:p>
            <text:p>Structure Building</text:p>
            <text:p>Mechanical Building</text:p>
            <text:p>Electrical Building</text:p>
            <text:p>Roadworks</text:p>
            <text:p>Sewerage</text:p>
            <text:p>Water Reticulation</text:p>
            <text:p>Drainage</text:p>
            <text:p>Utilities</text:p>
            <text:p>Landscape</text:p>
            <text:p>Roadworks Bridge</text:p>
            <text:p>Pedestrian Bridge</text:p>
          </table:table-cell>
          <table:table-cell table:number-columns-repeated="1638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Working</text:p>
          </table:table-cell>
          <table:table-cell table:style-name="ce5" office:value-type="string" calcext:value-type="string">
            <text:p>TaskListField</text:p>
          </table:table-cell>
          <table:table-cell table:style-name="ce5" office:value-type="string" calcext:value-type="string">
            <text:p>Task = Progress</text:p>
          </table:table-cell>
          <table:table-cell table:number-columns-repeated="1638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aily</text:p>
          </table:table-cell>
          <table:table-cell table:style-name="ce5" office:value-type="string" calcext:value-type="string">
            <text:p>SelectField</text:p>
          </table:table-cell>
          <table:table-cell table:style-name="ce5" office:value-type="string" calcext:value-type="string">
            <text:p>Area (Sqft)</text:p>
            <text:p>No. (Nos)</text:p>
            <text:p>No. (System)</text:p>
            <text:p>Length (metre)</text:p>
          </table:table-cell>
          <table:table-cell table:number-columns-repeated="16380"/>
        </table:table-row>
        <table:table-row table:style-name="ro5">
          <table:table-cell table:style-name="ce3"/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Area (Sqft)</text:p>
            <text:p>No. (Nos)</text:p>
            <text:p>No. (System)</text:p>
            <text:p>Length (metre)</text:p>
          </table:table-cell>
          <table:table-cell table:number-columns-repeated="16380"/>
        </table:table-row>
        <table:table-row table:style-name="ro6" table:number-rows-repeated="1048567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05:27:42.092775317</meta:creation-date>
    <dc:date>2025-07-31T05:31:08.958795622</dc:date>
    <meta:editing-duration>PT3M27S</meta:editing-duration>
    <meta:editing-cycles>1</meta:editing-cycles>
    <meta:document-statistic meta:table-count="1" meta:cell-count="30" meta:object-count="0"/>
    <meta:generator>LibreOffice/24.2.7.2$Linux_X86_64 LibreOffice_project/420$Build-2</meta:generator>
  </office:meta>
</office:document-meta>
</file>